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202" officeooo:paragraph-rsid="002df066"/>
    </style:style>
    <style:style style:name="P2" style:family="paragraph" style:parent-style-name="Standard">
      <style:text-properties officeooo:rsid="001eb202" officeooo:paragraph-rsid="004f94da"/>
    </style:style>
    <style:style style:name="P3" style:family="paragraph" style:parent-style-name="Standard">
      <style:text-properties officeooo:rsid="001eb202" officeooo:paragraph-rsid="0054bc29"/>
    </style:style>
    <style:style style:name="P4" style:family="paragraph" style:parent-style-name="Standard">
      <style:text-properties officeooo:rsid="001eb202" officeooo:paragraph-rsid="0056519c"/>
    </style:style>
    <style:style style:name="P5" style:family="paragraph" style:parent-style-name="Standard">
      <style:text-properties officeooo:rsid="001eb202" officeooo:paragraph-rsid="005b2da9"/>
    </style:style>
    <style:style style:name="P6" style:family="paragraph" style:parent-style-name="Standard">
      <style:text-properties officeooo:rsid="001eb202" officeooo:paragraph-rsid="005d11f1"/>
    </style:style>
    <style:style style:name="P7" style:family="paragraph" style:parent-style-name="Standard">
      <style:text-properties officeooo:rsid="001eb202" officeooo:paragraph-rsid="005ea750"/>
    </style:style>
    <style:style style:name="P8" style:family="paragraph" style:parent-style-name="Standard">
      <style:text-properties officeooo:rsid="001eb202" officeooo:paragraph-rsid="00853fa9"/>
    </style:style>
    <style:style style:name="P9" style:family="paragraph" style:parent-style-name="Standard">
      <style:text-properties officeooo:rsid="001eb202" officeooo:paragraph-rsid="008afdf2"/>
    </style:style>
    <style:style style:name="P10" style:family="paragraph" style:parent-style-name="Standard">
      <style:text-properties officeooo:rsid="001eb202" officeooo:paragraph-rsid="0097aed7"/>
    </style:style>
    <style:style style:name="P11" style:family="paragraph" style:parent-style-name="Standard">
      <style:text-properties officeooo:rsid="001eb202" officeooo:paragraph-rsid="009f0fd4"/>
    </style:style>
    <style:style style:name="P12" style:family="paragraph" style:parent-style-name="Standard">
      <style:text-properties officeooo:rsid="001eb202" officeooo:paragraph-rsid="00a04d93"/>
    </style:style>
    <style:style style:name="P13" style:family="paragraph" style:parent-style-name="Standard">
      <style:text-properties officeooo:rsid="001eb202" officeooo:paragraph-rsid="00ae8624"/>
    </style:style>
    <style:style style:name="P14" style:family="paragraph" style:parent-style-name="Standard">
      <style:text-properties officeooo:rsid="001fdfec" officeooo:paragraph-rsid="002df066"/>
    </style:style>
    <style:style style:name="P15" style:family="paragraph" style:parent-style-name="Standard">
      <style:text-properties officeooo:rsid="001fdfec" officeooo:paragraph-rsid="004f94da"/>
    </style:style>
    <style:style style:name="P16" style:family="paragraph" style:parent-style-name="Standard">
      <style:text-properties officeooo:rsid="001fdfec" officeooo:paragraph-rsid="0053d65f"/>
    </style:style>
    <style:style style:name="P17" style:family="paragraph" style:parent-style-name="Standard">
      <style:text-properties officeooo:rsid="001fdfec" officeooo:paragraph-rsid="0054bc29"/>
    </style:style>
    <style:style style:name="P18" style:family="paragraph" style:parent-style-name="Standard">
      <style:text-properties officeooo:rsid="001fdfec" officeooo:paragraph-rsid="0056519c"/>
    </style:style>
    <style:style style:name="P19" style:family="paragraph" style:parent-style-name="Standard">
      <style:text-properties officeooo:rsid="001fdfec" officeooo:paragraph-rsid="005b2da9"/>
    </style:style>
    <style:style style:name="P20" style:family="paragraph" style:parent-style-name="Standard">
      <style:text-properties officeooo:rsid="001fdfec" officeooo:paragraph-rsid="005d11f1"/>
    </style:style>
    <style:style style:name="P21" style:family="paragraph" style:parent-style-name="Standard">
      <style:text-properties officeooo:rsid="001fdfec" officeooo:paragraph-rsid="005ea750"/>
    </style:style>
    <style:style style:name="P22" style:family="paragraph" style:parent-style-name="Standard">
      <style:text-properties officeooo:rsid="001fdfec" officeooo:paragraph-rsid="00853fa9"/>
    </style:style>
    <style:style style:name="P23" style:family="paragraph" style:parent-style-name="Standard">
      <style:text-properties officeooo:rsid="001fdfec" officeooo:paragraph-rsid="008afdf2"/>
    </style:style>
    <style:style style:name="P24" style:family="paragraph" style:parent-style-name="Standard">
      <style:text-properties officeooo:rsid="001fdfec" officeooo:paragraph-rsid="0097aed7"/>
    </style:style>
    <style:style style:name="P25" style:family="paragraph" style:parent-style-name="Standard">
      <style:text-properties officeooo:rsid="001fdfec" officeooo:paragraph-rsid="009ac5dc"/>
    </style:style>
    <style:style style:name="P26" style:family="paragraph" style:parent-style-name="Standard">
      <style:text-properties officeooo:rsid="001fdfec" officeooo:paragraph-rsid="009f0fd4"/>
    </style:style>
    <style:style style:name="P27" style:family="paragraph" style:parent-style-name="Standard">
      <style:text-properties officeooo:rsid="001fdfec" officeooo:paragraph-rsid="00a04330"/>
    </style:style>
    <style:style style:name="P28" style:family="paragraph" style:parent-style-name="Standard">
      <style:text-properties officeooo:rsid="001fdfec" officeooo:paragraph-rsid="00a04d93"/>
    </style:style>
    <style:style style:name="P29" style:family="paragraph" style:parent-style-name="Standard">
      <style:text-properties officeooo:rsid="001fdfec" officeooo:paragraph-rsid="00a14d9c"/>
    </style:style>
    <style:style style:name="P30" style:family="paragraph" style:parent-style-name="Standard">
      <style:text-properties officeooo:rsid="001fdfec" officeooo:paragraph-rsid="00a4ea41"/>
    </style:style>
    <style:style style:name="P31" style:family="paragraph" style:parent-style-name="Standard">
      <style:text-properties officeooo:rsid="001fdfec" officeooo:paragraph-rsid="00a6cba2"/>
    </style:style>
    <style:style style:name="P32" style:family="paragraph" style:parent-style-name="Standard">
      <style:text-properties officeooo:rsid="001fdfec" officeooo:paragraph-rsid="00a825f9"/>
    </style:style>
    <style:style style:name="P33" style:family="paragraph" style:parent-style-name="Standard">
      <style:text-properties officeooo:rsid="001fdfec" officeooo:paragraph-rsid="00a9b975"/>
    </style:style>
    <style:style style:name="P34" style:family="paragraph" style:parent-style-name="Standard">
      <style:text-properties officeooo:rsid="001fdfec" officeooo:paragraph-rsid="00acd04f"/>
    </style:style>
    <style:style style:name="P35" style:family="paragraph" style:parent-style-name="Standard">
      <style:text-properties officeooo:rsid="001fdfec" officeooo:paragraph-rsid="00ae8624"/>
    </style:style>
    <style:style style:name="P36" style:family="paragraph" style:parent-style-name="Standard">
      <style:text-properties fo:font-size="13pt" fo:font-weight="bold" officeooo:rsid="001eb202" officeooo:paragraph-rsid="002df066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1eb202" officeooo:paragraph-rsid="004f94da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1eb202" officeooo:paragraph-rsid="0054bc29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1eb202" officeooo:paragraph-rsid="0056519c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1eb202" officeooo:paragraph-rsid="005b2da9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1eb202" officeooo:paragraph-rsid="005d11f1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1eb202" officeooo:paragraph-rsid="005ea750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fo:font-weight="bold" officeooo:rsid="001eb202" officeooo:paragraph-rsid="008afdf2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weight="bold" officeooo:rsid="001eb202" officeooo:paragraph-rsid="009f0fd4" style:font-size-asian="13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bold" officeooo:rsid="001eb202" officeooo:paragraph-rsid="00a04d93" style:font-size-asian="13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1eb202" officeooo:paragraph-rsid="00ae8624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97aed7" officeooo:paragraph-rsid="0097aed7" style:font-size-asian="13pt" style:font-weight-asian="bold" style:font-size-complex="13pt" style:font-weight-complex="bold"/>
    </style:style>
    <style:style style:name="P48" style:family="paragraph" style:parent-style-name="Standard">
      <style:text-properties officeooo:rsid="00399429" officeooo:paragraph-rsid="008afdf2"/>
    </style:style>
    <style:style style:name="P49" style:family="paragraph" style:parent-style-name="Standard">
      <style:text-properties officeooo:rsid="00399429" officeooo:paragraph-rsid="005ea750"/>
    </style:style>
    <style:style style:name="P50" style:family="paragraph" style:parent-style-name="Standard">
      <style:text-properties officeooo:rsid="0045522e" officeooo:paragraph-rsid="00853fa9"/>
    </style:style>
    <style:style style:name="P51" style:family="paragraph" style:parent-style-name="Standard">
      <style:text-properties fo:font-size="14pt" fo:font-style="italic" fo:font-weight="bold" officeooo:rsid="004a1a0e" officeooo:paragraph-rsid="004bb5b2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font-size="14pt" fo:font-style="italic" fo:font-weight="bold" officeooo:rsid="004a1a0e" officeooo:paragraph-rsid="0059c883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font-size="14pt" fo:font-style="italic" fo:font-weight="bold" officeooo:rsid="004a1a0e" officeooo:paragraph-rsid="004a1a0e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officeooo:rsid="004a1a0e" officeooo:paragraph-rsid="0097aed7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text-properties fo:font-size="14pt" fo:font-style="italic" fo:font-weight="bold" officeooo:rsid="004a1a0e" officeooo:paragraph-rsid="009f0fd4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text-properties fo:font-size="14pt" fo:font-style="italic" fo:font-weight="bold" officeooo:rsid="004a1a0e" officeooo:paragraph-rsid="008afdf2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officeooo:rsid="004cd8c2" officeooo:paragraph-rsid="004cd8c2"/>
    </style:style>
    <style:style style:name="P58" style:family="paragraph" style:parent-style-name="Standard">
      <style:text-properties officeooo:rsid="004cd8c2" officeooo:paragraph-rsid="004f94da"/>
    </style:style>
    <style:style style:name="P59" style:family="paragraph" style:parent-style-name="Standard">
      <style:text-properties officeooo:rsid="004cd8c2" officeooo:paragraph-rsid="0056519c"/>
    </style:style>
    <style:style style:name="P60" style:family="paragraph" style:parent-style-name="Standard">
      <style:text-properties officeooo:rsid="004cd8c2" officeooo:paragraph-rsid="005b2da9"/>
    </style:style>
    <style:style style:name="P61" style:family="paragraph" style:parent-style-name="Standard">
      <style:text-properties officeooo:rsid="004cd8c2" officeooo:paragraph-rsid="009f0fd4"/>
    </style:style>
    <style:style style:name="P62" style:family="paragraph" style:parent-style-name="Standard">
      <style:text-properties officeooo:rsid="004cd8c2" officeooo:paragraph-rsid="00a825f9"/>
    </style:style>
    <style:style style:name="P63" style:family="paragraph" style:parent-style-name="Standard">
      <style:text-properties officeooo:rsid="004cd8c2" officeooo:paragraph-rsid="00a9b975"/>
    </style:style>
    <style:style style:name="P64" style:family="paragraph" style:parent-style-name="Standard">
      <style:text-properties officeooo:rsid="004cd8c2" officeooo:paragraph-rsid="00ae8624"/>
    </style:style>
    <style:style style:name="P65" style:family="paragraph" style:parent-style-name="Standard">
      <style:text-properties officeooo:rsid="004cd8c2" officeooo:paragraph-rsid="00b40c80"/>
    </style:style>
    <style:style style:name="P66" style:family="paragraph" style:parent-style-name="Standard">
      <style:text-properties fo:font-size="12pt" fo:font-style="normal" fo:font-weight="normal" officeooo:rsid="004cd8c2" officeooo:paragraph-rsid="005d11f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4cd8c2" officeooo:paragraph-rsid="009f0f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4cd8c2" officeooo:paragraph-rsid="00a0433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4cd8c2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4cd8c2" officeooo:paragraph-rsid="005b2da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1fdfec" officeooo:paragraph-rsid="005ea75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1fdfec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97aed7" officeooo:paragraph-rsid="0097aed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a04d93" officeooo:paragraph-rsid="00a14d9c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officeooo:rsid="00890a1f" officeooo:paragraph-rsid="00890a1f"/>
    </style:style>
    <style:style style:name="P76" style:family="paragraph" style:parent-style-name="Standard">
      <style:text-properties officeooo:rsid="00835e9c" officeooo:paragraph-rsid="008afdf2"/>
    </style:style>
    <style:style style:name="P77" style:family="paragraph" style:parent-style-name="Standard">
      <style:text-properties officeooo:rsid="008afdf2" officeooo:paragraph-rsid="008afdf2"/>
    </style:style>
    <style:style style:name="P78" style:family="paragraph" style:parent-style-name="Standard">
      <style:text-properties officeooo:rsid="008e39c0" officeooo:paragraph-rsid="008e39c0"/>
    </style:style>
    <style:style style:name="P79" style:family="paragraph" style:parent-style-name="Standard">
      <style:text-properties officeooo:rsid="0072de26" officeooo:paragraph-rsid="009f0fd4"/>
    </style:style>
    <style:style style:name="P80" style:family="paragraph" style:parent-style-name="Standard">
      <style:text-properties officeooo:rsid="0072de26" officeooo:paragraph-rsid="00a04d93"/>
    </style:style>
    <style:style style:name="P81" style:family="paragraph" style:parent-style-name="Standard">
      <style:text-properties officeooo:rsid="0072de26" officeooo:paragraph-rsid="00a14d9c"/>
    </style:style>
    <style:style style:name="P82" style:family="paragraph" style:parent-style-name="Standard">
      <style:text-properties officeooo:rsid="00a04330" officeooo:paragraph-rsid="00a04330"/>
    </style:style>
    <style:style style:name="P83" style:family="paragraph" style:parent-style-name="Standard">
      <style:text-properties officeooo:rsid="00a04330" officeooo:paragraph-rsid="00a04d93"/>
    </style:style>
    <style:style style:name="P84" style:family="paragraph" style:parent-style-name="Standard">
      <style:text-properties officeooo:rsid="00a04d93" officeooo:paragraph-rsid="00a04d93"/>
    </style:style>
    <style:style style:name="P85" style:family="paragraph" style:parent-style-name="Standard">
      <style:text-properties officeooo:rsid="00a4ea41" officeooo:paragraph-rsid="00a4ea41"/>
    </style:style>
    <style:style style:name="P86" style:family="paragraph" style:parent-style-name="Standard">
      <style:text-properties officeooo:rsid="00a4ea41" officeooo:paragraph-rsid="00a825f9"/>
    </style:style>
    <style:style style:name="P87" style:family="paragraph" style:parent-style-name="Standard">
      <style:text-properties officeooo:rsid="00a825f9" officeooo:paragraph-rsid="00a825f9"/>
    </style:style>
    <style:style style:name="P88" style:family="paragraph" style:parent-style-name="Standard">
      <style:text-properties officeooo:rsid="00acd04f" officeooo:paragraph-rsid="00acd04f"/>
    </style:style>
    <style:style style:name="P89" style:family="paragraph" style:parent-style-name="Standard">
      <style:text-properties officeooo:rsid="00acd04f" officeooo:paragraph-rsid="00ae8624"/>
    </style:style>
    <style:style style:name="P90" style:family="paragraph" style:parent-style-name="Standard">
      <style:text-properties officeooo:paragraph-rsid="005b2da9"/>
    </style:style>
    <style:style style:name="P91" style:family="paragraph" style:parent-style-name="Standard">
      <style:text-properties officeooo:paragraph-rsid="00acd04f"/>
    </style:style>
    <style:style style:name="P92" style:family="paragraph" style:parent-style-name="Standard">
      <style:text-properties officeooo:paragraph-rsid="00ae8624"/>
    </style:style>
    <style:style style:name="P93" style:family="paragraph" style:parent-style-name="Standard">
      <style:text-properties officeooo:rsid="00b4daa8" officeooo:paragraph-rsid="00b4daa8"/>
    </style:style>
    <style:style style:name="T1" style:family="text">
      <style:text-properties officeooo:rsid="001ee70a"/>
    </style:style>
    <style:style style:name="T2" style:family="text">
      <style:text-properties officeooo:rsid="0025842d"/>
    </style:style>
    <style:style style:name="T3" style:family="text">
      <style:text-properties officeooo:rsid="002a1834"/>
    </style:style>
    <style:style style:name="T4" style:family="text">
      <style:text-properties officeooo:rsid="002be627"/>
    </style:style>
    <style:style style:name="T5" style:family="text">
      <style:text-properties officeooo:rsid="002df066"/>
    </style:style>
    <style:style style:name="T6" style:family="text">
      <style:text-properties officeooo:rsid="002f499f"/>
    </style:style>
    <style:style style:name="T7" style:family="text">
      <style:text-properties officeooo:rsid="0030d9be"/>
    </style:style>
    <style:style style:name="T8" style:family="text">
      <style:text-properties officeooo:rsid="003221fb"/>
    </style:style>
    <style:style style:name="T9" style:family="text">
      <style:text-properties officeooo:rsid="0033ddd7"/>
    </style:style>
    <style:style style:name="T10" style:family="text">
      <style:text-properties officeooo:rsid="00408ceb"/>
    </style:style>
    <style:style style:name="T11" style:family="text">
      <style:text-properties officeooo:rsid="0041fd1b"/>
    </style:style>
    <style:style style:name="T12" style:family="text">
      <style:text-properties officeooo:rsid="0042075f"/>
    </style:style>
    <style:style style:name="T13" style:family="text">
      <style:text-properties officeooo:rsid="00434b95"/>
    </style:style>
    <style:style style:name="T14" style:family="text">
      <style:text-properties officeooo:rsid="0045522e"/>
    </style:style>
    <style:style style:name="T15" style:family="text">
      <style:text-properties officeooo:rsid="004bb5b2"/>
    </style:style>
    <style:style style:name="T16" style:family="text">
      <style:text-properties officeooo:rsid="004cd8c2"/>
    </style:style>
    <style:style style:name="T17" style:family="text">
      <style:text-properties officeooo:rsid="004f94da"/>
    </style:style>
    <style:style style:name="T18" style:family="text">
      <style:text-properties officeooo:rsid="0053d65f"/>
    </style:style>
    <style:style style:name="T19" style:family="text">
      <style:text-properties officeooo:rsid="0054bc29"/>
    </style:style>
    <style:style style:name="T20" style:family="text">
      <style:text-properties officeooo:rsid="0056519c"/>
    </style:style>
    <style:style style:name="T21" style:family="text">
      <style:text-properties officeooo:rsid="005682b9"/>
    </style:style>
    <style:style style:name="T22" style:family="text">
      <style:text-properties officeooo:rsid="0059c883"/>
    </style:style>
    <style:style style:name="T23" style:family="text">
      <style:text-properties officeooo:rsid="005b2da9"/>
    </style:style>
    <style:style style:name="T24" style:family="text">
      <style:text-properties officeooo:rsid="005c0e7a"/>
    </style:style>
    <style:style style:name="T25" style:family="text">
      <style:text-properties officeooo:rsid="005d11f1"/>
    </style:style>
    <style:style style:name="T26" style:family="text">
      <style:text-properties officeooo:rsid="005ea750"/>
    </style:style>
    <style:style style:name="T27" style:family="text">
      <style:text-properties officeooo:rsid="006062df"/>
    </style:style>
    <style:style style:name="T28" style:family="text">
      <style:text-properties officeooo:rsid="00650933"/>
    </style:style>
    <style:style style:name="T29" style:family="text">
      <style:text-properties officeooo:rsid="00652c40"/>
    </style:style>
    <style:style style:name="T30" style:family="text">
      <style:text-properties officeooo:rsid="006e3fec"/>
    </style:style>
    <style:style style:name="T31" style:family="text">
      <style:text-properties officeooo:rsid="006ebedf"/>
    </style:style>
    <style:style style:name="T32" style:family="text">
      <style:text-properties officeooo:rsid="006f0b74"/>
    </style:style>
    <style:style style:name="T33" style:family="text">
      <style:text-properties officeooo:rsid="006f1fa1"/>
    </style:style>
    <style:style style:name="T34" style:family="text">
      <style:text-properties officeooo:rsid="00701ada"/>
    </style:style>
    <style:style style:name="T35" style:family="text">
      <style:text-properties officeooo:rsid="00716371"/>
    </style:style>
    <style:style style:name="T36" style:family="text">
      <style:text-properties officeooo:rsid="0074d88d"/>
    </style:style>
    <style:style style:name="T37" style:family="text">
      <style:text-properties officeooo:rsid="00757f63"/>
    </style:style>
    <style:style style:name="T38" style:family="text">
      <style:text-properties officeooo:rsid="0076ce96"/>
    </style:style>
    <style:style style:name="T39" style:family="text">
      <style:text-properties officeooo:rsid="0078cb4c"/>
    </style:style>
    <style:style style:name="T40" style:family="text">
      <style:text-properties officeooo:rsid="0079de92"/>
    </style:style>
    <style:style style:name="T41" style:family="text">
      <style:text-properties officeooo:rsid="00803ee2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01ee70a" style:font-size-asian="13pt" style:font-weight-asian="bold" style:font-size-complex="13pt" style:font-weight-complex="bold"/>
    </style:style>
    <style:style style:name="T44" style:family="text">
      <style:text-properties officeooo:rsid="0085e430"/>
    </style:style>
    <style:style style:name="T45" style:family="text">
      <style:text-properties officeooo:rsid="00873de7"/>
    </style:style>
    <style:style style:name="T46" style:family="text">
      <style:text-properties officeooo:rsid="008afdf2"/>
    </style:style>
    <style:style style:name="T47" style:family="text">
      <style:text-properties officeooo:rsid="001fdfec"/>
    </style:style>
    <style:style style:name="T48" style:family="text">
      <style:text-properties officeooo:rsid="008b9d8a"/>
    </style:style>
    <style:style style:name="T49" style:family="text">
      <style:text-properties officeooo:rsid="008c93c6"/>
    </style:style>
    <style:style style:name="T50" style:family="text">
      <style:text-properties officeooo:rsid="008e39c0"/>
    </style:style>
    <style:style style:name="T51" style:family="text">
      <style:text-properties officeooo:rsid="008f61ec"/>
    </style:style>
    <style:style style:name="T52" style:family="text">
      <style:text-properties officeooo:rsid="009368bb"/>
    </style:style>
    <style:style style:name="T53" style:family="text">
      <style:text-properties officeooo:rsid="0097aed7"/>
    </style:style>
    <style:style style:name="T54" style:family="text">
      <style:text-properties officeooo:rsid="00984e99"/>
    </style:style>
    <style:style style:name="T55" style:family="text">
      <style:text-properties officeooo:rsid="009ac5dc"/>
    </style:style>
    <style:style style:name="T56" style:family="text">
      <style:text-properties officeooo:rsid="009f0fd4"/>
    </style:style>
    <style:style style:name="T57" style:family="text">
      <style:text-properties officeooo:rsid="00a04330"/>
    </style:style>
    <style:style style:name="T58" style:family="text">
      <style:text-properties officeooo:rsid="00a04d93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4ea41" style:font-weight-asian="bold" style:font-weight-complex="bold"/>
    </style:style>
    <style:style style:name="T61" style:family="text">
      <style:text-properties fo:font-weight="bold" officeooo:rsid="00acd04f" style:font-weight-asian="bold" style:font-weight-complex="bold"/>
    </style:style>
    <style:style style:name="T62" style:family="text">
      <style:text-properties fo:font-weight="bold" officeooo:rsid="00b1d319" style:font-weight-asian="bold" style:font-weight-complex="bold"/>
    </style:style>
    <style:style style:name="T63" style:family="text">
      <style:text-properties fo:font-weight="bold" officeooo:rsid="00b40c80" style:font-weight-asian="bold" style:font-weight-complex="bold"/>
    </style:style>
    <style:style style:name="T64" style:family="text">
      <style:text-properties officeooo:rsid="00a14d9c"/>
    </style:style>
    <style:style style:name="T65" style:family="text">
      <style:text-properties officeooo:rsid="00a315f7"/>
    </style:style>
    <style:style style:name="T66" style:family="text">
      <style:text-properties officeooo:rsid="00a4ea41"/>
    </style:style>
    <style:style style:name="T67" style:family="text">
      <style:text-properties officeooo:rsid="00a6cba2"/>
    </style:style>
    <style:style style:name="T68" style:family="text">
      <style:text-properties officeooo:rsid="00a825f9"/>
    </style:style>
    <style:style style:name="T69" style:family="text">
      <style:text-properties officeooo:rsid="00a9b975"/>
    </style:style>
    <style:style style:name="T70" style:family="text">
      <style:text-properties officeooo:rsid="00acd04f"/>
    </style:style>
    <style:style style:name="T71" style:family="text">
      <style:text-properties officeooo:rsid="00ae8624"/>
    </style:style>
    <style:style style:name="T72" style:family="text">
      <style:text-properties officeooo:rsid="001eb202"/>
    </style:style>
    <style:style style:name="T7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6ebed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f0b7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701ada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officeooo:rsid="00b1d319"/>
    </style:style>
    <style:style style:name="T78" style:family="text">
      <style:text-properties officeooo:rsid="00b40c80"/>
    </style:style>
    <style:style style:name="T79" style:family="text">
      <style:text-properties officeooo:rsid="00b4da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Website Login Page</text:p>
      <text:p text:style-name="P53"/>
      <text:p text:style-name="P43">L’<text:span text:style-name="T3">utilisateur crée un compte sur le site</text:span></text:p>
      <text:p text:style-name="P9"/>
      <text:p text:style-name="P9">En tant qu’utilisateur <text:span text:style-name="T3">inconnu</text:span>, <text:span text:style-name="T6">je</text:span> <text:span text:style-name="T1">souhaite </text:span><text:span text:style-name="T3">créer un compte </text:span><text:span text:style-name="T1">afin </text:span><text:span text:style-name="T8">de</text:span><text:span text:style-name="T1"> </text:span><text:span text:style-name="T6">m</text:span><text:span text:style-name="T10">e</text:span><text:span text:style-name="T3"> connecter </text:span><text:span text:style-name="T10">au site</text:span></text:p>
      <text:p text:style-name="P9"/>
      <text:p text:style-name="P23">Fonctionnalité : <text:span text:style-name="T4">Création de compte</text:span></text:p>
      <text:p text:style-name="P23"/>
      <text:p text:style-name="P23">Etant donné que <text:span text:style-name="T9">je</text:span> <text:span text:style-name="T4">ne </text:span>dispose <text:span text:style-name="T4">pas </text:span>d’un compte utilisateur</text:p>
      <text:p text:style-name="P23">Quand <text:span text:style-name="T9">j’</text:span>accède à la <text:span text:style-name="T46">Login Page</text:span></text:p>
      <text:p text:style-name="P23">Et qu<text:span text:style-name="T9">e je </text:span>clique sur le bouton « C<text:span text:style-name="T4">reate account</text:span> »</text:p>
      <text:p text:style-name="P23">Alors <text:span text:style-name="T41">je suis redirigé vers </text:span><text:span text:style-name="T48">Create account Page</text:span></text:p>
      <text:p text:style-name="P48">Et <text:span text:style-name="T46">que </text:span>je<text:span text:style-name="T41"> renseigne </text:span><text:span text:style-name="T52">un</text:span><text:span text:style-name="T41"> login et </text:span><text:span text:style-name="T52">un</text:span><text:span text:style-name="T41"> </text:span><text:span text:style-name="T46">password</text:span></text:p>
      <text:p text:style-name="P77">Et que je clique sur le bouton <text:span text:style-name="T47">« C</text:span><text:span text:style-name="T4">reate account</text:span><text:span text:style-name="T47"> »</text:span></text:p>
      <text:p text:style-name="P76">Alors je suis connecté </text:p>
      <text:p text:style-name="P56"/>
      <text:p text:style-name="P8"><text:span text:style-name="T42">L’utilisateur </text:span><text:span text:style-name="T43">déconnecté </text:span><text:span text:style-name="T42">se connecte sur le site</text:span></text:p>
      <text:p text:style-name="P8"/>
      <text:p text:style-name="P8">En tant qu’utilisateur d<text:span text:style-name="T1">éconnecté</text:span>, <text:span text:style-name="T7">je </text:span><text:span text:style-name="T1">souhaite </text:span><text:span text:style-name="T11">m’authentifier</text:span><text:span text:style-name="T1"> afin </text:span><text:span text:style-name="T11">de me connecter </text:span><text:span text:style-name="T12">au site</text:span></text:p>
      <text:p text:style-name="P8"/>
      <text:p text:style-name="P22">Fonctionnalité : Authentification</text:p>
      <text:p text:style-name="P22"/>
      <text:p text:style-name="P22">Scénario 1 : Tentative d’identification avec<text:span text:style-name="T13"> </text:span><text:span text:style-name="T50">un </text:span><text:span text:style-name="T51">password</text:span><text:span text:style-name="T2"> 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49">Login Page</text:span></text:p>
      <text:p text:style-name="P22">Et qu<text:span text:style-name="T7">e je </text:span><text:span text:style-name="T49">renseigne</text:span> <text:span text:style-name="T7">m</text:span>on <text:span text:style-name="T49">login </text:span>dans le champ « <text:span text:style-name="T44">email</text:span> »</text:p>
      <text:p text:style-name="P22">Et qu<text:span text:style-name="T7">e je </text:span><text:span text:style-name="T50">renseigne</text:span> <text:span text:style-name="T7">m</text:span>on <text:span text:style-name="T49">password</text:span> dans le champ « Password »</text:p>
      <text:p text:style-name="P22">Et qu<text:span text:style-name="T7">e je</text:span> clique sur le bouton «<text:span text:style-name="T13">Log in</text:span>»</text:p>
      <text:p text:style-name="P78">Et que le password est valide</text:p>
      <text:p text:style-name="P22">Alors<text:span text:style-name="T14"> je suis connecté sur le site</text:span></text:p>
      <text:p text:style-name="P50"/>
      <text:p text:style-name="P50"/>
      <text:p text:style-name="P22">Scénario <text:span text:style-name="T14">2</text:span> : Tentative d’identification avec<text:span text:style-name="T13"> </text:span><text:span text:style-name="T14">un </text:span><text:span text:style-name="T51">password</text:span><text:span text:style-name="T2"> </text:span><text:span text:style-name="T14">in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50">Login Page</text:span></text:p>
      <text:p text:style-name="P22">Et qu<text:span text:style-name="T7">e je </text:span><text:span text:style-name="T50">renseigne</text:span> <text:span text:style-name="T7">m</text:span>on <text:span text:style-name="T50">login</text:span> dans le champ « <text:span text:style-name="T45">email</text:span>»</text:p>
      <text:p text:style-name="P22">Et qu<text:span text:style-name="T7">e je </text:span><text:span text:style-name="T50">renseigne</text:span> <text:span text:style-name="T7">m</text:span>on <text:span text:style-name="T50">password</text:span> dans le champ « Password »</text:p>
      <text:p text:style-name="P22">Et qu<text:span text:style-name="T7">e je</text:span> clique sur le bouton «<text:span text:style-name="T13">Log in</text:span>»</text:p>
      <text:p text:style-name="P78">Et que le password est invalide</text:p>
      <text:p text:style-name="P50">Alors <text:span text:style-name="T50">je suis redirigé vers </text:span><text:span text:style-name="T45">Gest lost password </text:span><text:span text:style-name="T50">Page</text:span></text:p>
      <text:p text:style-name="P78">Et que je renseigne mon login</text:p>
      <text:p text:style-name="P75">Et je clique sur le bouton « Get lost password »</text:p>
      <text:p text:style-name="P75">Alors le système m’envoie un mail contenant le mot de passe</text:p>
      <text:p text:style-name="P22"/>
      <text:p text:style-name="P22"/>
      <text:p text:style-name="P22"/>
      <text:p text:style-name="P22"/>
      <text:p text:style-name="P22"/>
      <text:p text:style-name="P22"/>
      <text:p text:style-name="P54"><text:soft-page-break/>Website <text:span text:style-name="T53">Dashboard</text:span><text:span text:style-name="T15"> </text:span><text:span text:style-name="T24">Page</text:span></text:p>
      <text:p text:style-name="P54"/>
      <text:p text:style-name="P47">L’utilisateur va sur la page de chat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hat</text:span><text:span text:style-name="T3"> </text:span><text:span text:style-name="T1">afin </text:span><text:span text:style-name="T15">de </text:span><text:span text:style-name="T53">consulter mes messages</text:span></text:p>
      <text:p text:style-name="P10"/>
      <text:p text:style-name="P24">Fonctionnalité : <text:span text:style-name="T5">A</text:span><text:span text:style-name="T53">ller sur la page de chat</text:span></text:p>
      <text:p text:style-name="P24"/>
      <text:p text:style-name="P25">Etant donné que <text:span text:style-name="T16">je suis</text:span><text:span text:style-name="T5"> connecté </text:span></text:p>
      <text:p text:style-name="P25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3">Chat Page</text:span> »</text:p>
      <text:p text:style-name="P24">Alors <text:span text:style-name="T53">je suis redirigé sur la Chat Page</text:span></text:p>
      <text:p text:style-name="P73">Et je peux consulter mes messages</text:p>
      <text:p text:style-name="P51"/>
      <text:p text:style-name="P47">L’utilisateur va sur la page de calendrier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alendrier</text:span><text:span text:style-name="T3"> </text:span><text:span text:style-name="T1">afin </text:span><text:span text:style-name="T15">de </text:span><text:span text:style-name="T53">consulter </text:span><text:span text:style-name="T54">mes évènements et réunions</text:span></text:p>
      <text:p text:style-name="P10"/>
      <text:p text:style-name="P24">Fonctionnalité : <text:span text:style-name="T5">A</text:span><text:span text:style-name="T53">ller sur la page de calendri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4">Calendar</text:span><text:span text:style-name="T53"> Page</text:span> »</text:p>
      <text:p text:style-name="P24">Alors <text:span text:style-name="T53">je suis redirigé sur la C</text:span><text:span text:style-name="T54">alendar</text:span><text:span text:style-name="T53"> Page</text:span></text:p>
      <text:p text:style-name="P73">Et je peux consulter mes <text:span text:style-name="T54">évènements et réunions </text:span></text:p>
      <text:p text:style-name="P73"/>
      <text:p text:style-name="P47">L’utilisateur va sur la page de <text:span text:style-name="T55">task manager</text:span>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</text:span><text:span text:style-name="T55">task manager </text:span><text:span text:style-name="T53">chat</text:span><text:span text:style-name="T3"> </text:span><text:span text:style-name="T1">afin </text:span><text:span text:style-name="T15">de </text:span><text:span text:style-name="T53">consulter mes </text:span><text:span text:style-name="T55">tâches</text:span></text:p>
      <text:p text:style-name="P10"/>
      <text:p text:style-name="P24">Fonctionnalité : <text:span text:style-name="T5">A</text:span><text:span text:style-name="T53">ller sur la page de </text:span><text:span text:style-name="T55">task manag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5">Task Manager</text:span><text:span text:style-name="T53"> Page</text:span> »</text:p>
      <text:p text:style-name="P24">Alors <text:span text:style-name="T53">je suis redirigé sur la </text:span><text:span text:style-name="T55">Task Manager</text:span><text:span text:style-name="T53"> Page</text:span></text:p>
      <text:p text:style-name="P73">Et je peux consulter mes <text:span text:style-name="T55">tâch</text:span>es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<text:soft-page-break/>Website <text:span text:style-name="T15">C</text:span><text:span text:style-name="T30">hat</text:span><text:span text:style-name="T15"> </text:span><text:span text:style-name="T24">Page</text:span></text:p>
      <text:p text:style-name="P55"/>
      <text:p text:style-name="P44">L’<text:span text:style-name="T3">utilisateur </text:span><text:span text:style-name="T5">ajoute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15">ajouter un </text:span><text:span text:style-name="T31">contact</text:span><text:span text:style-name="T3"> </text:span><text:span text:style-name="T1">afin </text:span><text:span text:style-name="T15">de </text:span><text:span text:style-name="T31">pouvoir communiquer avec lui</text:span></text:p>
      <text:p text:style-name="P11"/>
      <text:p text:style-name="P26">Fonctionnalité : <text:span text:style-name="T5">Ajouter un </text:span><text:span text:style-name="T31">contact</text:span></text:p>
      <text:p text:style-name="P26"/>
      <text:p text:style-name="P26">Scénario 1 : <text:span text:style-name="T16">L’</text:span><text:span text:style-name="T31">élève/volontaire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6">Et qu<text:span text:style-name="T16">e je</text:span> clique sur le bouton « <text:span text:style-name="T56">+</text:span>» <text:span text:style-name="T56">dans la « contacts list »</text:span></text:p>
      <text:p text:style-name="P82">Alors je suis redirigé vers la Add contact Page</text:p>
      <text:p text:style-name="P26">Et qu<text:span text:style-name="T7">e je</text:span> <text:span text:style-name="T57">renseigne un nom dans « Enter contact »</text:span></text:p>
      <text:p text:style-name="P82">Et que ce nom correspond à une personne inscrite sur le site</text:p>
      <text:p text:style-name="P27">Et qu<text:span text:style-name="T16">e je</text:span> clique sur le bouton « <text:span text:style-name="T56">+</text:span>»</text:p>
      <text:p text:style-name="P26">Alors <text:span text:style-name="T16">l</text:span><text:span text:style-name="T31">a personne est ajoutée à mes contacts</text:span></text:p>
      <text:p text:style-name="P61">Et <text:span text:style-name="T31">je peux communiquer avec elle</text:span></text:p>
      <text:p text:style-name="P61"/>
      <text:p text:style-name="P26">Scénario <text:span text:style-name="T16">2</text:span> : <text:span text:style-name="T16">L’</text:span><text:span text:style-name="T31">élève/volontaire n’existe pas sur le site</text:span></text:p>
      <text:p text:style-name="P26"/>
      <text:p text:style-name="P27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7">Et qu<text:span text:style-name="T16">e je</text:span> clique sur le bouton « <text:span text:style-name="T56">+</text:span>» <text:span text:style-name="T56">dans la « contacts list »</text:span></text:p>
      <text:p text:style-name="P82">Alors je suis redirigé vers la Add contact Page</text:p>
      <text:p text:style-name="P27">Et qu<text:span text:style-name="T7">e je</text:span> <text:span text:style-name="T57">renseigne un nom dans « Enter contact »</text:span></text:p>
      <text:p text:style-name="P82">Et que ce nom ne correspond pas à une personne inscrite sur le site</text:p>
      <text:p text:style-name="P27">Et qu<text:span text:style-name="T16">e je</text:span> clique sur le bouton « <text:span text:style-name="T56">+</text:span>»</text:p>
      <text:p text:style-name="P82">Alors le système me demande renseigner un nouveau nom</text:p>
      <text:p text:style-name="P28">Et qu<text:span text:style-name="T7">e je</text:span> <text:span text:style-name="T57">renseigne un </text:span><text:span text:style-name="T58">nouveau </text:span><text:span text:style-name="T57">nom dans « Enter contact »</text:span></text:p>
      <text:p text:style-name="P83">Et que ce nom correspond à une personne inscrite sur le site</text:p>
      <text:p text:style-name="P28">Et qu<text:span text:style-name="T16">e je</text:span> clique sur le bouton « <text:span text:style-name="T56">+</text:span>»</text:p>
      <text:p text:style-name="P27">Alors <text:span text:style-name="T16">l</text:span><text:span text:style-name="T31">a personne est ajoutée à mes contacts</text:span></text:p>
      <text:p text:style-name="P68">Et <text:span text:style-name="T31">je peux communiquer avec elle</text:span></text:p>
      <text:p text:style-name="P67"/>
      <text:p text:style-name="P44">L’<text:span text:style-name="T3">utilisateur </text:span><text:span text:style-name="T32">supprime</text:span><text:span text:style-name="T5">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32">supprimer</text:span><text:span text:style-name="T15"> un </text:span><text:span text:style-name="T31">contact</text:span><text:span text:style-name="T3"> </text:span><text:span text:style-name="T1">afin </text:span><text:span text:style-name="T15">de </text:span><text:span text:style-name="T32">ne plus communiquer avec lui</text:span></text:p>
      <text:p text:style-name="P11"/>
      <text:p text:style-name="P26">Fonctionnalité : <text:span text:style-name="T32">Supprimer </text:span><text:span text:style-name="T5">un </text:span><text:span text:style-name="T31">contact</text:span></text:p>
      <text:p text:style-name="P26"/>
      <text:p text:style-name="P26">Scénario 1 : <text:span text:style-name="T16">L</text:span><text:span text:style-name="T32">e contact</text:span><text:span text:style-name="T31">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84">Et que je sélectionne un contact dans la « Contacts list »</text:p>
      <text:p text:style-name="P26">Et qu<text:span text:style-name="T16">e je</text:span> clique sur le bouton « -» <text:span text:style-name="T58">de la « contact list »</text:span></text:p>
      <text:p text:style-name="P26">Alors <text:span text:style-name="T16">l</text:span><text:span text:style-name="T31">a personne est </text:span><text:span text:style-name="T32">supprimée de</text:span><text:span text:style-name="T31"> mes contacts</text:span></text:p>
      <text:p text:style-name="P67">Et <text:span text:style-name="T31">je </text:span><text:span text:style-name="T32">ne </text:span><text:span text:style-name="T31">peux </text:span><text:span text:style-name="T32">plus </text:span><text:span text:style-name="T31">communiquer avec elle</text:span></text:p>
      <text:p text:style-name="P67"/>
      <text:p text:style-name="P67"/>
      <text:p text:style-name="P44"><text:soft-page-break/>L’<text:span text:style-name="T3">utilisateur </text:span><text:span text:style-name="T33">envoie un message</text:span></text:p>
      <text:p text:style-name="P11"/>
      <text:p text:style-name="P11">En tant qu’utilisateur, <text:span text:style-name="T15">je</text:span> <text:span text:style-name="T1">souhaite </text:span><text:span text:style-name="T34">envoyer un message pour </text:span><text:span text:style-name="T32">communiquer avec </text:span><text:span text:style-name="T34">un de mes contacts</text:span></text:p>
      <text:p text:style-name="P11"/>
      <text:p text:style-name="P26">Fonctionnalité : <text:span text:style-name="T34">Envoyer un message </text:span></text:p>
      <text:p text:style-name="P26"/>
      <text:p text:style-name="P26">Scénario 1 : <text:span text:style-name="T16">L</text:span><text:span text:style-name="T32">e contact</text:span><text:span text:style-name="T31"> </text:span><text:span text:style-name="T34">fait parti de mes contacts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61">Et que je <text:span text:style-name="T32">sélectionne un de mes contacts </text:span><text:span text:style-name="T58">dans la « Contacts list »</text:span></text:p>
      <text:p text:style-name="P26">Et qu<text:span text:style-name="T7">e je</text:span> <text:span text:style-name="T58">renseigne un message dans le « Your message here ! »</text:span></text:p>
      <text:p text:style-name="P84">Et que je clique sur le bouton « <text:span text:style-name="T59">&gt;</text:span> »</text:p>
      <text:p text:style-name="P84">Alors le message est envoyé à mon contact</text:p>
      <text:p text:style-name="P61"><text:span text:style-name="T73">Et </text:span><text:span text:style-name="T74">je peux</text:span><text:span text:style-name="T75"> </text:span><text:span text:style-name="T74">communiquer avec </text:span><text:span text:style-name="T76">lui</text:span></text:p>
      <text:p text:style-name="P67"/>
      <text:p text:style-name="P44">L’<text:span text:style-name="T3">utilisateur </text:span><text:span text:style-name="T36">accède à l’historique des conversations</text:span></text:p>
      <text:p text:style-name="P11"/>
      <text:p text:style-name="P11">En tant qu’utilisateur, <text:span text:style-name="T15">je</text:span> <text:span text:style-name="T1">souhaite </text:span><text:span text:style-name="T36">accéder à l’historique</text:span><text:span text:style-name="T34"> </text:span><text:span text:style-name="T38">de conversations </text:span><text:span text:style-name="T34">pour </text:span><text:span text:style-name="T58">lire un message</text:span></text:p>
      <text:p text:style-name="P11"/>
      <text:p text:style-name="P26">Fonctionnalité : <text:span text:style-name="T37">Accéder à l’historique</text:span></text:p>
      <text:p text:style-name="P26"/>
      <text:p text:style-name="P26">Scénario 1 : <text:span text:style-name="T38">Afficher un message non-lu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6">Et qu<text:span text:style-name="T16">e je</text:span> <text:span text:style-name="T65">sélectionne un chat</text:span></text:p>
      <text:p text:style-name="P79">Et que je <text:span text:style-name="T58">clique sur un message avec la menton « Unread »</text:span></text:p>
      <text:p text:style-name="P26">Alors <text:span text:style-name="T16">l</text:span><text:span text:style-name="T34">e message </text:span><text:span text:style-name="T39">s’affich</text:span><text:span text:style-name="T58">e</text:span></text:p>
      <text:p text:style-name="P84">Et je peux le lire </text:p>
      <text:p text:style-name="P26"/>
      <text:p text:style-name="P26">Scénario <text:span text:style-name="T40">2</text:span> : <text:span text:style-name="T38">Afficher un message lu</text:span></text:p>
      <text:p text:style-name="P26"/>
      <text:p text:style-name="P28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8">Et q<text:span text:style-name="T65">ue je sélectionne un chat</text:span></text:p>
      <text:p text:style-name="P80">Et que je <text:span text:style-name="T58">clique sur un message avec la menton « Read »</text:span></text:p>
      <text:p text:style-name="P28">Alors <text:span text:style-name="T16">l</text:span><text:span text:style-name="T34">e message </text:span><text:span text:style-name="T39">s’affich</text:span><text:span text:style-name="T58">e</text:span></text:p>
      <text:p text:style-name="P84">Et je peux le lire </text:p>
      <text:p text:style-name="P26"/>
      <text:p text:style-name="P45">L’<text:span text:style-name="T3">utilisateur </text:span><text:span text:style-name="T35">supprime</text:span><text:span text:style-name="T33"> un</text:span><text:span text:style-name="T64">e conversation</text:span></text:p>
      <text:p text:style-name="P12"/>
      <text:p text:style-name="P12">En tant qu’utilisateur, <text:span text:style-name="T15">je</text:span> <text:span text:style-name="T1">souhaite </text:span><text:span text:style-name="T35">supprimer</text:span><text:span text:style-name="T34"> un</text:span><text:span text:style-name="T64">e conversation</text:span><text:span text:style-name="T34"> pour </text:span><text:span text:style-name="T35">le retirer de </text:span><text:span text:style-name="T64">l’historique</text:span></text:p>
      <text:p text:style-name="P12"/>
      <text:p text:style-name="P28">Fonctionnalité : <text:span text:style-name="T35">Suppr</text:span><text:span text:style-name="T64">imer une conversation</text:span></text:p>
      <text:p text:style-name="P28"/>
      <text:p text:style-name="P29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9">Et qu<text:span text:style-name="T16">e je</text:span> <text:span text:style-name="T65">sélectionne un chat</text:span></text:p>
      <text:p text:style-name="P81">Et que je <text:span text:style-name="T58">clique sur </text:span><text:span text:style-name="T64">le bouton</text:span><text:span text:style-name="T58"> « </text:span><text:span text:style-name="T62">X</text:span><text:span text:style-name="T58">» </text:span><text:span text:style-name="T77">à droite</text:span><text:span text:style-name="T64"> d</text:span><text:span text:style-name="T77">u</text:span><text:span text:style-name="T64"> chat</text:span></text:p>
      <text:p text:style-name="P29">Alors <text:span text:style-name="T16">l</text:span><text:span text:style-name="T34">e </text:span><text:span text:style-name="T64">chat est supprimé</text:span></text:p>
      <text:p text:style-name="P74">Et <text:span text:style-name="T68">je ne peux plus le voir dans </text:span><text:span text:style-name="T64">l’historique </text:span></text:p>
      <text:p text:style-name="P51"><text:soft-page-break/>Website <text:span text:style-name="T15">Calendar </text:span><text:span text:style-name="T24">Page</text:span></text:p>
      <text:p text:style-name="P51"/>
      <text:p text:style-name="P36">L’<text:span text:style-name="T3">utilisateur </text:span><text:span text:style-name="T5">ajoute un évènement au calendrier</text:span></text:p>
      <text:p text:style-name="P1"/>
      <text:p text:style-name="P1">En tant qu’utilisateur, <text:span text:style-name="T15">je</text:span> <text:span text:style-name="T1">souhaite </text:span><text:span text:style-name="T15">ajouter un évènement</text:span><text:span text:style-name="T3"> </text:span><text:span text:style-name="T1">afin </text:span><text:span text:style-name="T15">de l’incrémenter au calendrier</text:span> </text:p>
      <text:p text:style-name="P1"/>
      <text:p text:style-name="P14">Fonctionnalité : <text:span text:style-name="T5">Ajouter un évènement</text:span></text:p>
      <text:p text:style-name="P14"/>
      <text:p text:style-name="P14">Scénario 1 : <text:span text:style-name="T16">L</text:span><text:span text:style-name="T66">e nom e</text:span><text:span text:style-name="T78">st</text:span><text:span text:style-name="T66"> correctement renseigné</text:span></text:p>
      <text:p text:style-name="P14"/>
      <text:p text:style-name="P14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alendar</text:span><text:span text:style-name="T53"> Page</text:span></text:p>
      <text:p text:style-name="P14">Et qu<text:span text:style-name="T16">e je</text:span> clique sur le bouton « <text:span text:style-name="T60">+</text:span> » <text:span text:style-name="T66">de la cellule « Event »</text:span></text:p>
      <text:p text:style-name="P85">Alors je suis redirigé vers la page « Add event Page »</text:p>
      <text:p text:style-name="P65">Et que je <text:span text:style-name="T78">sélectionne une date</text:span></text:p>
      <text:p text:style-name="P65"><text:span text:style-name="T78">Et que je </text:span>renseigne <text:span text:style-name="T66">le nom de l’event</text:span></text:p>
      <text:p text:style-name="P30">Et qu<text:span text:style-name="T7">e je</text:span> clique sur le bouton «<text:span text:style-name="T60">+</text:span>»</text:p>
      <text:p text:style-name="P14">Alors <text:span text:style-name="T16">l’é</text:span><text:span text:style-name="T66">vènement</text:span><text:span text:style-name="T16"> est ajouté</text:span></text:p>
      <text:p text:style-name="P57">Et <text:span text:style-name="T66">je peux le</text:span> visualis<text:span text:style-name="T66">er</text:span> dans le calendrier</text:p>
      <text:p text:style-name="P57"/>
      <text:p text:style-name="P57"/>
      <text:p text:style-name="P37">L’<text:span text:style-name="T3">utilisateur </text:span><text:span text:style-name="T17">supprime</text:span><text:span text:style-name="T5"> un évènement au calendrier</text:span></text:p>
      <text:p text:style-name="P2"/>
      <text:p text:style-name="P2">En tant qu’utilisateur, <text:span text:style-name="T15">je</text:span> <text:span text:style-name="T1">souhaite </text:span><text:span text:style-name="T17">supprimer</text:span><text:span text:style-name="T15"> un évènement</text:span><text:span text:style-name="T3"> </text:span><text:span text:style-name="T1">afin </text:span><text:span text:style-name="T15">de l</text:span><text:span text:style-name="T17">e retirer d</text:span><text:span text:style-name="T15">u calendrier</text:span> </text:p>
      <text:p text:style-name="P2"/>
      <text:p text:style-name="P15">Fonctionnalité : <text:span text:style-name="T17">Supprimer</text:span><text:span text:style-name="T5"> un évènement</text:span></text:p>
      <text:p text:style-name="P15"/>
      <text:p text:style-name="P15">Scénario 1 : <text:span text:style-name="T16">L’</text:span><text:span text:style-name="T17">é</text:span><text:span text:style-name="T67">vènement</text:span><text:span text:style-name="T17"> existe</text:span></text:p>
      <text:p text:style-name="P15"/>
      <text:p text:style-name="P15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alendar</text:span><text:span text:style-name="T53"> Page</text:span></text:p>
      <text:p text:style-name="P58">Et que je sélectionne un <text:span text:style-name="T17">évènement</text:span></text:p>
      <text:p text:style-name="P16">Et qu<text:span text:style-name="T7">e je</text:span> clique sur le bouton «<text:span text:style-name="T59">-</text:span>» <text:span text:style-name="T67">de la cellule « Event »</text:span></text:p>
      <text:p text:style-name="P15">Alors <text:span text:style-name="T16">l’élément est </text:span><text:span text:style-name="T18">supprimé</text:span></text:p>
      <text:p text:style-name="P58">Et <text:span text:style-name="T67">je ne peux plus le visualiser</text:span> dans le calendrier</text:p>
      <text:p text:style-name="P58"/>
      <text:p text:style-name="P58"/>
      <text:p text:style-name="P38">L’<text:span text:style-name="T3">utilisateur </text:span><text:span text:style-name="T19">consulte le</text:span><text:span text:style-name="T5"> calendrier</text:span></text:p>
      <text:p text:style-name="P3"/>
      <text:p text:style-name="P3">En tant qu’utilisateur, <text:span text:style-name="T15">je</text:span> <text:span text:style-name="T1">souhaite </text:span><text:span text:style-name="T27">consulter le calendrier</text:span><text:span text:style-name="T3"> </text:span><text:span text:style-name="T1">afin </text:span><text:span text:style-name="T15">de </text:span><text:span text:style-name="T27">connaître les évènements/réunions </text:span><text:span text:style-name="T19"><text:s/></text:span><text:span text:style-name="T79">d’une semaine donnée</text:span></text:p>
      <text:p text:style-name="P3"/>
      <text:p text:style-name="P17">Fonctionnalité : <text:span text:style-name="T27">Consulter le calendrier</text:span></text:p>
      <text:p text:style-name="P17"/>
      <text:p text:style-name="P17">Scénario 1 : <text:span text:style-name="T19">Des évènements/réunions sont mentionnés dans le calendrier</text:span></text:p>
      <text:p text:style-name="P17"/>
      <text:p text:style-name="P17">Etant donné que <text:span text:style-name="T16">je suis</text:span><text:span text:style-name="T5"> connecté</text:span></text:p>
      <text:p text:style-name="P32"><text:span text:style-name="T67">Quand j’accède à </text:span><text:span text:style-name="T53">la </text:span><text:span text:style-name="T67">Calendar</text:span><text:span text:style-name="T53"> Page</text:span></text:p>
      <text:p text:style-name="P17">Et qu<text:span text:style-name="T16">e je</text:span> <text:span text:style-name="T79">s</text:span><text:span text:style-name="T78">électionne le</text:span><text:span text:style-name="T68"> n° de sem</text:span><text:span text:style-name="T78">aine via les touches</text:span><text:span text:style-name="T68"> « </text:span><text:span text:style-name="T63">&lt;</text:span><text:span text:style-name="T68"> » </text:span><text:span text:style-name="T78">et « </text:span><text:span text:style-name="T63">&gt;</text:span><text:span text:style-name="T78"> »</text:span></text:p>
      <text:p text:style-name="P87">Et que je clique</text:p>
      <text:p text:style-name="P17">Alors <text:span text:style-name="T16">l</text:span><text:span text:style-name="T19">e calendrier affiche les évènements/réunions de la semaine </text:span></text:p>
      <text:p text:style-name="P17"/>
      <text:p text:style-name="P39"><text:soft-page-break/>L’<text:span text:style-name="T3">utilisateur </text:span><text:span text:style-name="T5">ajoute un</text:span><text:span text:style-name="T20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5">ajouter un</text:span><text:span text:style-name="T20">e réunion</text:span><text:span text:style-name="T3"> </text:span><text:span text:style-name="T1">afin </text:span><text:span text:style-name="T15">de l’incrémenter au calendrier</text:span> </text:p>
      <text:p text:style-name="P4"/>
      <text:p text:style-name="P18">Fonctionnalité : <text:span text:style-name="T5">Ajouter un</text:span><text:span text:style-name="T20">e réunion</text:span></text:p>
      <text:p text:style-name="P18"/>
      <text:p text:style-name="P32">Scénario 1 : <text:span text:style-name="T16">L</text:span><text:span text:style-name="T66">e nom e</text:span><text:span text:style-name="T79">st</text:span><text:span text:style-name="T66"> correctement renseigné</text:span></text:p>
      <text:p text:style-name="P32"/>
      <text:p text:style-name="P32">Etant donné que <text:span text:style-name="T16">je suis</text:span><text:span text:style-name="T5"> connecté</text:span></text:p>
      <text:p text:style-name="P32"><text:span text:style-name="T67">Quand j’accède à </text:span><text:span text:style-name="T53">la </text:span><text:span text:style-name="T67">Calendar</text:span><text:span text:style-name="T53"> Page</text:span></text:p>
      <text:p text:style-name="P32">Et qu<text:span text:style-name="T16">e je</text:span> clique sur le bouton « <text:span text:style-name="T60">+</text:span> » <text:span text:style-name="T66">de la cellule « </text:span><text:span text:style-name="T68">Meeting</text:span><text:span text:style-name="T66"> »</text:span></text:p>
      <text:p text:style-name="P86">Alors je suis redirigé vers la page « Add <text:span text:style-name="T68">meeting</text:span> Page »</text:p>
      <text:p text:style-name="P93">Et que je sélectionne une date</text:p>
      <text:p text:style-name="P62">Et que je renseigne<text:span text:style-name="T66"> le nom de l</text:span><text:span text:style-name="T68">a meeting</text:span></text:p>
      <text:p text:style-name="P32">Et qu<text:span text:style-name="T7">e je</text:span> clique sur le bouton «<text:span text:style-name="T60">+</text:span>»</text:p>
      <text:p text:style-name="P32">Alors <text:span text:style-name="T16">l</text:span><text:span text:style-name="T68">a réunion</text:span><text:span text:style-name="T16"> est ajouté</text:span><text:span text:style-name="T68">e</text:span></text:p>
      <text:p text:style-name="P62">Et <text:span text:style-name="T66">je peux l</text:span><text:span text:style-name="T68">a</text:span> visualis<text:span text:style-name="T66">er</text:span> dans le calendrier</text:p>
      <text:p text:style-name="P59"/>
      <text:p text:style-name="P59"/>
      <text:p text:style-name="P39">L’<text:span text:style-name="T3">utilisateur </text:span><text:span text:style-name="T17">supprime</text:span><text:span text:style-name="T5"> un</text:span><text:span text:style-name="T21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7">supprimer</text:span><text:span text:style-name="T15"> un</text:span><text:span text:style-name="T21">e réunion</text:span><text:span text:style-name="T3"> </text:span><text:span text:style-name="T1">afin </text:span><text:span text:style-name="T15">de l</text:span><text:span text:style-name="T21">a</text:span><text:span text:style-name="T17"> retirer d</text:span><text:span text:style-name="T15">u calendrier</text:span> </text:p>
      <text:p text:style-name="P4"/>
      <text:p text:style-name="P18">Fonctionnalité : <text:span text:style-name="T17">Supprimer</text:span><text:span text:style-name="T5"> un </text:span><text:span text:style-name="T21">réunion</text:span></text:p>
      <text:p text:style-name="P18"/>
      <text:p text:style-name="P18">Scénario 1 : <text:span text:style-name="T16">L</text:span><text:span text:style-name="T21">a réunion</text:span><text:span text:style-name="T17"> existe</text:span></text:p>
      <text:p text:style-name="P18"/>
      <text:p text:style-name="P33">Etant donné que <text:span text:style-name="T16">je suis</text:span><text:span text:style-name="T5"> connecté</text:span></text:p>
      <text:p text:style-name="P33"><text:span text:style-name="T67">Quand j’accède à </text:span><text:span text:style-name="T53">la </text:span><text:span text:style-name="T67">Calendar</text:span><text:span text:style-name="T53"> Page</text:span></text:p>
      <text:p text:style-name="P63">Et que je sélectionne un<text:span text:style-name="T69">e réunion</text:span></text:p>
      <text:p text:style-name="P33">Et qu<text:span text:style-name="T7">e je</text:span> clique sur le bouton «<text:span text:style-name="T59">-</text:span>» <text:span text:style-name="T67">de la cellule « </text:span><text:span text:style-name="T69">Meeting</text:span><text:span text:style-name="T67">»</text:span></text:p>
      <text:p text:style-name="P33">Alors <text:span text:style-name="T16">l</text:span><text:span text:style-name="T69">a réunion</text:span><text:span text:style-name="T16"> est </text:span><text:span text:style-name="T18">supprimé</text:span><text:span text:style-name="T69">e</text:span></text:p>
      <text:p text:style-name="P63">Et <text:span text:style-name="T67">je ne peux plus l</text:span><text:span text:style-name="T69">a</text:span><text:span text:style-name="T67"> visualiser</text:span> dans le calendrier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2">Website <text:span text:style-name="T22">Task Manager</text:span> Page</text:p>
      <text:p text:style-name="P52"/>
      <text:p text:style-name="P40">L’<text:span text:style-name="T23">élève</text:span><text:span text:style-name="T3"> </text:span><text:span text:style-name="T5">ajoute un </text:span><text:span text:style-name="T23">tâche </text:span><text:span text:style-name="T5">au </text:span><text:span text:style-name="T23">gestionnaire des tâches</text:span></text:p>
      <text:p text:style-name="P5"/>
      <text:p text:style-name="P5">En tant qu’<text:span text:style-name="T23">élèv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5"/>
      <text:p text:style-name="P19">Fonctionnalité : <text:span text:style-name="T5">Ajouter un</text:span><text:span text:style-name="T23">e tâche</text:span></text:p>
      <text:p text:style-name="P19"/>
      <text:p text:style-name="P19">Scénario 1 : <text:span text:style-name="T16">L</text:span><text:span text:style-name="T23">e nom</text:span><text:span text:style-name="T16"> est correctement renseigné</text:span></text:p>
      <text:p text:style-name="P19"/>
      <text:p text:style-name="P19">Etant donné que <text:span text:style-name="T16">je suis</text:span><text:span text:style-name="T5"> connecté </text:span><text:span text:style-name="T23">en tant qu’élève</text:span></text:p>
      <text:p text:style-name="P19">Quand <text:span text:style-name="T16">j’</text:span>accède <text:span text:style-name="T5">au </text:span><text:span text:style-name="T70">Task Manager Student Page</text:span></text:p>
      <text:p text:style-name="P19">Et qu<text:span text:style-name="T16">e je</text:span> clique sur le bouton « <text:span text:style-name="T61">+</text:span>»</text:p>
      <text:p text:style-name="P88">Alors je suis redirigé vers la page « Add student’s task Page »</text:p>
      <text:p text:style-name="P90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91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19">Et qu<text:span text:style-name="T7">e je</text:span> clique sur le bouton «<text:span text:style-name="T61">+</text:span>»</text:p>
      <text:p text:style-name="P19">Alors <text:span text:style-name="T16">l</text:span><text:span text:style-name="T23">a tâche</text:span><text:span text:style-name="T16"> est ajouté</text:span><text:span text:style-name="T23">e</text:span></text:p>
      <text:p text:style-name="P60">Et <text:span text:style-name="T70">je peux la</text:span> visualis<text:span text:style-name="T70">er</text:span> dans le <text:span text:style-name="T23">gestionnaire des tâches</text:span></text:p>
      <text:p text:style-name="P70"/>
      <text:p text:style-name="P41">L’<text:span text:style-name="T25">élèv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6"/>
      <text:p text:style-name="P6">En tant qu’<text:span text:style-name="T23">élève</text:span>, <text:span text:style-name="T15">je</text:span> 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 </text:p>
      <text:p text:style-name="P6"/>
      <text:p text:style-name="P20">Fonctionnalité : <text:span text:style-name="T17">Supprimer</text:span><text:span text:style-name="T5"> un</text:span><text:span text:style-name="T25">e tâche</text:span></text:p>
      <text:p text:style-name="P20"/>
      <text:p text:style-name="P20">Scénario 1 : <text:span text:style-name="T16">L</text:span><text:span text:style-name="T21">a </text:span><text:span text:style-name="T25">tâche</text:span><text:span text:style-name="T17"> existe</text:span></text:p>
      <text:p text:style-name="P20"/>
      <text:p text:style-name="P20">Etant donné que <text:span text:style-name="T16">je suis</text:span><text:span text:style-name="T5"> connecté </text:span><text:span text:style-name="T25">en tant qu’élève</text:span></text:p>
      <text:p text:style-name="P34">Quand <text:span text:style-name="T16">j’</text:span>accède <text:span text:style-name="T5">au </text:span><text:span text:style-name="T70">Task Manager Student Page</text:span></text:p>
      <text:p text:style-name="P20">Et qu<text:span text:style-name="T16">e je</text:span> <text:span text:style-name="T70">sélectionne une tâche</text:span></text:p>
      <text:p text:style-name="P20">Et qu<text:span text:style-name="T7">e je</text:span> clique sur le bouton «<text:span text:style-name="T59">-</text:span>»</text:p>
      <text:p text:style-name="P20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6">Et <text:span text:style-name="T70">je ne peux</text:span> <text:span text:style-name="T18">plus </text:span><text:span text:style-name="T70">la </text:span>visualis<text:span text:style-name="T70">er</text:span> dans le <text:span text:style-name="T25">gestionnaire des tâches</text:span></text:p>
      <text:p text:style-name="P66"/>
      <text:p text:style-name="P42">L’<text:span text:style-name="T26">élève</text:span><text:span text:style-name="T3"> </text:span><text:span text:style-name="T19">consulte le</text:span><text:span text:style-name="T5"> </text:span><text:span text:style-name="T26">gestionnaire des tâches </text:span></text:p>
      <text:p text:style-name="P7"/>
      <text:p text:style-name="P7">En tant qu’<text:span text:style-name="T26">élève</text:span> <text:span text:style-name="T15">je</text:span> 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7"/>
      <text:p text:style-name="P21">Fonctionnalité : <text:span text:style-name="T19">Consulter </text:span><text:span text:style-name="T27">une tâche</text:span></text:p>
      <text:p text:style-name="P21"/>
      <text:p text:style-name="P34">Scénario 1 : <text:span text:style-name="T16">L</text:span><text:span text:style-name="T21">a </text:span><text:span text:style-name="T25">tâche</text:span><text:span text:style-name="T17"> existe</text:span></text:p>
      <text:p text:style-name="P21"/>
      <text:p text:style-name="P21">Etant donné que <text:span text:style-name="T16">je suis</text:span><text:span text:style-name="T5"> connecté </text:span><text:span text:style-name="T29">en tant qu’élève</text:span></text:p>
      <text:p text:style-name="P34">Quand <text:span text:style-name="T16">j’</text:span>accède <text:span text:style-name="T5">au </text:span><text:span text:style-name="T70">Task Manager Student Page</text:span></text:p>
      <text:p text:style-name="P21">Et qu<text:span text:style-name="T16">e je</text:span> clique sur <text:span text:style-name="T70">une tâche</text:span></text:p>
      <text:p text:style-name="P71">Alors <text:span text:style-name="T29">son contenu s’affiche </text:span></text:p>
      <text:p text:style-name="P71"/>
      <text:p text:style-name="P71"/>
      <text:p text:style-name="P71"/>
      <text:p text:style-name="P49"/>
      <text:p text:style-name="P46"><text:soft-page-break/>L<text:span text:style-name="T71">e </text:span><text:span text:style-name="T79">bénévole</text:span><text:span text:style-name="T3"> </text:span><text:span text:style-name="T5">ajoute un</text:span><text:span text:style-name="T79">e</text:span><text:span text:style-name="T5"> </text:span><text:span text:style-name="T23">tâche </text:span><text:span text:style-name="T5">au </text:span><text:span text:style-name="T23">gestionnaire des tâches</text:span></text:p>
      <text:p text:style-name="P13"/>
      <text:p text:style-name="P13">En tant qu<text:span text:style-name="T71">e </text:span><text:span text:style-name="T79">bénévol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13"/>
      <text:p text:style-name="P35">Fonctionnalité : <text:span text:style-name="T5">Ajouter un</text:span><text:span text:style-name="T23">e tâche</text:span></text:p>
      <text:p text:style-name="P35"/>
      <text:p text:style-name="P35">Scénario 1 : <text:span text:style-name="T71">Le </text:span><text:span text:style-name="T79">bénévole</text:span><text:span text:style-name="T71"> s’ajoute une tâch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1">e </text:span><text:span text:style-name="T79">bénévole</text:span></text:p>
      <text:p text:style-name="P92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le bouton « <text:span text:style-name="T61">+</text:span>»</text:p>
      <text:p text:style-name="P89">Alors je suis redirigé vers la page « Add <text:span text:style-name="T71">volunteer</text:span>’s task Page »</text:p>
      <text:p text:style-name="P92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92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35">Et qu<text:span text:style-name="T7">e je</text:span> clique sur le bouton «<text:span text:style-name="T61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4">Et <text:span text:style-name="T70">je peux la</text:span> visualis<text:span text:style-name="T70">er</text:span> dans le <text:span text:style-name="T23">gestionnaire des tâches</text:span></text:p>
      <text:p text:style-name="P64"/>
      <text:p text:style-name="P35">Scénario <text:span text:style-name="T71">2</text:span>: <text:span text:style-name="T71">Le </text:span><text:span text:style-name="T79">bénévole </text:span><text:span text:style-name="T71">ajoute une tâche à un élèv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1">e </text:span><text:span text:style-name="T79">bénévole</text:span></text:p>
      <text:p text:style-name="P92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le bouton « <text:span text:style-name="T61">+</text:span>»</text:p>
      <text:p text:style-name="P89">Alors je suis redirigé vers la page « Add <text:span text:style-name="T71">volunteer</text:span>’s task Page »</text:p>
      <text:p text:style-name="P89"><text:span text:style-name="T16">Et que je </text:span><text:span text:style-name="T79">sélectionne un étudiant</text:span><text:span text:style-name="T16"> </text:span><text:span text:style-name="T79">via le menu déroulant </text:span><text:span text:style-name="T16">«</text:span><text:span text:style-name="T79">Choose</text:span> <text:span text:style-name="T71">student</text:span><text:span text:style-name="T16">»</text:span></text:p>
      <text:p text:style-name="P92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92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35">Et qu<text:span text:style-name="T7">e je</text:span> clique sur le bouton «<text:span text:style-name="T61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4">Et <text:span text:style-name="T70">je peux la</text:span> visualis<text:span text:style-name="T70">er</text:span> dans le <text:span text:style-name="T23">gestionnaire des tâches</text:span></text:p>
      <text:p text:style-name="P69"/>
      <text:p text:style-name="P46">L<text:span text:style-name="T71">e </text:span><text:span text:style-name="T79">bénévol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13"/>
      <text:p text:style-name="P92"><text:span text:style-name="T72">En tant </text:span><text:span text:style-name="T71">que </text:span><text:span text:style-name="T79">bénévole</text:span><text:span text:style-name="T72">, </text:span><text:span text:style-name="T15">je</text:span><text:span text:style-name="T72"> </text:span>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<text:span text:style-name="T72"> </text:span></text:p>
      <text:p text:style-name="P13"/>
      <text:p text:style-name="P35">Fonctionnalité : <text:span text:style-name="T17">Supprimer</text:span><text:span text:style-name="T5"> un</text:span><text:span text:style-name="T25">e tâche</text:span></text:p>
      <text:p text:style-name="P35"/>
      <text:p text:style-name="P35">Scénario 1 : <text:span text:style-name="T16">L</text:span><text:span text:style-name="T21">a </text:span><text:span text:style-name="T25">tâche</text:span><text:span text:style-name="T17"> existe</text:span></text:p>
      <text:p text:style-name="P35"/>
      <text:p text:style-name="P35">Etant donné que <text:span text:style-name="T16">je suis</text:span><text:span text:style-name="T5"> connecté </text:span><text:span text:style-name="T25">en tant qu</text:span><text:span text:style-name="T71">e </text:span><text:span text:style-name="T79">bénévole</text:span></text:p>
      <text:p text:style-name="P35">Quand <text:span text:style-name="T16">j’</text:span>accède 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<text:span text:style-name="T70">sélectionne une tâche</text:span></text:p>
      <text:p text:style-name="P35">Et qu<text:span text:style-name="T7">e je</text:span> clique sur le bouton «<text:span text:style-name="T59">-</text:span>»</text:p>
      <text:p text:style-name="P35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9">Et <text:span text:style-name="T70">je ne peux</text:span> <text:span text:style-name="T18">plus </text:span><text:span text:style-name="T70">la </text:span>visualis<text:span text:style-name="T70">er</text:span> dans le <text:span text:style-name="T25">gestionnaire des tâches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6"><text:soft-page-break/>L<text:span text:style-name="T71">e </text:span><text:span text:style-name="T79">bénévole</text:span><text:span text:style-name="T3"> </text:span><text:span text:style-name="T19">consulte le</text:span><text:span text:style-name="T5"> </text:span><text:span text:style-name="T26">gestionnaire des tâches </text:span></text:p>
      <text:p text:style-name="P13"/>
      <text:p text:style-name="P92"><text:span text:style-name="T72">En tant qu</text:span><text:span text:style-name="T79">e bénévole</text:span><text:span text:style-name="T72"> </text:span><text:span text:style-name="T15">je</text:span><text:span text:style-name="T72"> </text:span>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13"/>
      <text:p text:style-name="P35">Fonctionnalité : <text:span text:style-name="T19">Consulter </text:span><text:span text:style-name="T27">une tâche</text:span></text:p>
      <text:p text:style-name="P35"/>
      <text:p text:style-name="P92"><text:span text:style-name="T47">Etant donné que </text:span><text:span text:style-name="T16">je suis</text:span><text:span text:style-name="T5"> connecté </text:span><text:span text:style-name="T29">en tant qu</text:span><text:span text:style-name="T71">e </text:span><text:span text:style-name="T79">bénévole</text:span></text:p>
      <text:p text:style-name="P92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<text:span text:style-name="T70">une tâche</text:span></text:p>
      <text:p text:style-name="P72">Alors <text:span text:style-name="T29">son contenu s’affic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7:14:11.284460412</meta:creation-date>
    <meta:generator>LibreOffice/6.4.7.2$Linux_X86_64 LibreOffice_project/40$Build-2</meta:generator>
    <dc:date>2021-09-29T16:01:18.364994061</dc:date>
    <meta:editing-duration>PT12H38M40S</meta:editing-duration>
    <meta:editing-cycles>111</meta:editing-cycles>
    <meta:document-statistic meta:table-count="0" meta:image-count="0" meta:object-count="0" meta:page-count="9" meta:paragraph-count="262" meta:word-count="2202" meta:character-count="12035" meta:non-whitespace-character-count="10072"/>
  </office:meta>
</office:document-meta>
</file>